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font-weight="normal"/>
    </style:style>
    <style:style style:family="text" style:name="T2" style:display-name="T2">
      <style:text-properties fo:font-weight="bold"/>
    </style:style>
    <style:style style:family="text" style:name="T3" style:display-name="T3">
      <style:text-properties fo:font-size="12pt" fo:language="en" fo:country="US" fo:font-weight="bold"/>
    </style:style>
    <style:style style:family="text" style:name="T4" style:display-name="T4">
      <style:text-properties fo:font-size="12pt" fo:language="en" fo:country="US"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fo:color="#000000" style:font-name="Times New Roman" fo:font-size="12pt" fo:language="fr" fo:country="FR" fo:font-weight="normal"/>
    </style:style>
    <style:style style:family="text" style:name="T7" style:display-name="T7">
      <style:text-properties style:font-name="Times New Roman" fo:font-size="12pt" fo:language="fr" fo:country="FR" fo:font-weight="normal"/>
    </style:style>
    <style:style style:family="paragraph" style:name="P5" style:display-name="P5" style:parent-style-name="Normal">
      <style:paragraph-properties fo:text-align="justify"/>
      <style:text-properties fo:font-size="12pt" fo:language="en" fo:country="US" fo:font-weight="normal"/>
    </style:style>
    <style:style style:family="paragraph" style:name="P6" style:display-name="P6" style:parent-style-name="Text-body">
      <style:paragraph-properties fo:text-align="justify"/>
    </style:style>
    <style:style style:family="paragraph" style:name="P7" style:display-name="P7" style:parent-style-name="Text-body">
      <style:paragraph-properties fo:text-align="justify"/>
      <style:text-properties fo:font-size="12pt" fo:language="en" fo:country="US" fo:font-weight="normal"/>
    </style:style>
    <style:style style:family="paragraph" style:name="P8" style:display-name="P8" style:parent-style-name="Text-body">
      <style:paragraph-properties fo:text-align="justify" fo:text-indent="0.0000in" fo:line-height="100%" fo:margin-left="0.0000in" fo:margin-right="0.0000in" fo:margin-top="0.0000in" fo:margin-bottom="0.0833in" style:writing-mode="lr"/>
    </style:style>
    <style:style style:family="paragraph" style:name="P9" style:display-name="P9" style:parent-style-name="Text-body">
      <style:paragraph-properties fo:text-align="justify"/>
      <style:text-properties fo:color="#000000" style:font-name="Times New Roman" fo:font-size="12pt" fo:language="en" fo:country="US" fo:font-weight="normal"/>
    </style:style>
    <style:style style:family="paragraph" style:name="P10" style:display-name="P10" style:parent-style-name="Text-body">
      <style:paragraph-properties fo:text-align="justify"/>
      <style:text-properties fo:color="#000000" style:font-name="Times New Roman" fo:font-size="12pt" fo:language="fr" fo:country="FR" fo:font-weight="normal"/>
    </style:style>
    <style:style style:family="paragraph" style:name="P1" style:display-name="P1" style:parent-style-name="Normal">
      <style:paragraph-properties fo:text-align="center"/>
      <style:text-properties fo:font-size="18pt" fo:language="en" fo:country="US" fo:font-weight="bold"/>
    </style:style>
    <style:style style:family="paragraph" style:name="P2" style:display-name="P2" style:parent-style-name="Normal">
      <style:paragraph-properties fo:text-align="justify"/>
      <style:text-properties fo:font-size="12pt" fo:language="en" fo:country="US"/>
    </style:style>
    <style:style style:family="paragraph" style:name="P3" style:display-name="P3" style:parent-style-name="Normal">
      <style:paragraph-properties fo:text-align="justify"/>
      <style:text-properties fo:font-size="12pt" fo:language="en" fo:country="US" fo:font-weight="bold"/>
    </style:style>
    <style:style style:family="paragraph" style:name="P4" style:display-name="P4" style:parent-style-name="Normal">
      <style:paragraph-properties fo:text-align="justify"/>
      <style:text-properties fo:language="en" fo:country="US"/>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urtle Graphics</text:p>
        <text:p text:style-name="P2"/>
        <text:p text:style-name="P2"/>
        <text:p text:style-name="P2">------- Comments over the assignments ------</text:p>
        <text:p text:style-name="P2"/>
        <text:p text:style-name="P2">We apologize about some features over this assignments</text:p>
        <text:p text:style-name="P2">we know that our implementation cannot cover the function forever</text:p>
        <text:p text:style-name="P2">nor than it can allow us to use the parallelization with &lt;|&gt;</text:p>
        <text:p text:style-name="P2"/>
        <text:p text:style-name="P2">Nevertheless, we already thought about how change the source code</text:p>
        <text:p text:style-name="P2">to use these features. Currently, we're using a program as a list </text:p>
        <text:p text:style-name="P2">of Action, which disallow us to know which turtle are moving.</text:p>
        <text:p text:style-name="P2">We shall change this to another kind of list, or to a list of</text:p>
        <text:p text:style-name="P2">operations and parameters, applied to a turtle. By this way,</text:p>
        <text:p text:style-name="P2">the implementation of &lt;|&gt; will be just to cross the two lists.</text:p>
        <text:p text:style-name="P2"/>
        <text:p text:style-name="P2">About the forever, the problem is that we have a stack of instructions</text:p>
        <text:p text:style-name="P2">instead of a list. By the list implementation of Haskell, we're adding</text:p>
        <text:p text:style-name="P2">each operations to the stack, then reverse this stack just before </text:p>
        <text:p text:style-name="P2">executing operations. We shall change this by adding all instructions</text:p>
        <text:p text:style-name="P2">each time to the end of the list, which will allow the used of the function</text:p>
        <text:p text:style-name="P2">forever. In addition to that, the changing of the code for the &lt;|&gt; operation</text:p>
        <text:p text:style-name="P2">will also correct another problem of forever : we keep a turtle and an </text:p>
        <text:p text:style-name="P2">instruction in the Action. Such as if we use forever with forward, the</text:p>
        <text:p text:style-name="P2">turtle won't go straight away but will spawn to the original point, go to</text:p>
        <text:p text:style-name="P2">its direction, then come back to the previous point, then go, etc...</text:p>
        <text:p text:style-name="P2">By using Operation and parameters, we will loop over this operation and the</text:p>
        <text:p text:style-name="P2">parameters not over the turtles</text:p>
        <text:p text:style-name="P2"/>
        <text:p text:style-name="P2">We also know that the "stepping" function implies to change the implementation</text:p>
        <text:p text:style-name="P2">of the type Program. But our aim is now to perform a working program which</text:p>
        <text:p text:style-name="P2">will simply works, not something full of error</text:p>
        <text:p text:style-name="P2"/>
        <text:p text:style-name="P2"/>
        <text:p text:style-name="P2"/>
        <text:p text:style-name="P3">Question<text:span text:style-name="T1"> : Can you use the lifespan command to define the example?</text:span></text:p>
        <text:p text:style-name="P4"/>
        <text:p text:style-name="P4">With the lifespan command, we make the turtle move until it dies. We need to update the size before each forward and spread the new value.</text:p>
        <text:p text:style-name="P4"/>
        <text:p text:style-name="P4"/>
        <text:p text:style-name="P3">Question <text:span text:style-name="T1">: What definition of time do you use (what can a turtle achieve in a single time unit)?</text:span></text:p>
        <text:p text:style-name="P3"/>
        <text:p text:style-name="P5">We consider that a turtle can achieve one movement :</text:p>
        <text:p text:style-name="P5">- forward 1</text:p>
        <text:p text:style-name="P5">- right x, where x is a value for the angle</text:p>
        <text:p text:style-name="P5"/>
        <text:p text:style-name="P5">Because backward and left use the functions forward and right, the time used is the same.</text:p>
        <text:p text:style-name="P5"/>
        <text:p text:style-name="P5"/>
        <text:p text:style-name="P5"><text:span text:style-name="T2">Questions </text:span>: What happens after a parallel composition finishes? Is your parallel composition commutative, is it associative? (To answer this question you must first define what it means for programs to be equal) What happens if a turtle runs forever only turning left in parallel with another turtle running the spiral example? Does your textual interface handle this situation correctly, if not - how would you fix it?</text:p>
        <text:p text:style-name="P5"/>
        <text:p text:style-name="P5"/>
        <text:p text:style-name="P5"/>
        <text:p text:style-name="P5"/>
        <text:p text:style-name="P5"><text:span text:style-name="T2">Question </text:span>: can your graphical interface handle infinite programs if they contain regular pauses?</text:p>
        <text:p text:style-name="P5"/>
        <text:p text:style-name="P5"/>
        <text:p text:style-name="P6"><text:span text:style-name="T3">Question</text:span><text:span text:style-name="T4"> : Did you use a shallow or a deep embedding, or a combination? Why? Discuss in a detailed manner how you would have implemented the Program type if you had chosen the other approach. What would have been easier/more difficult?</text:span></text:p>
        <text:p text:style-name="P7"><text:span text:style-name="T5">We’re currently using shallow embedding. In fact, we began by the deep one, to train ourselves, but we learnt the haskell with the shallow one, which is more common for us, so we switched to this way to work quicklier. A use of the deep embedding will probably be more easier over the function, because we have to work with the pattern matching, which is a bit... redundant. But in an other hand, that will be more complicated (at least for us) to define the different functions and datatypes.</text:span></text:p>
        <text:p text:style-name="P8"/>
        <text:p text:style-name="P9"><text:span text:style-name="T3">Question</text:span><text:span text:style-name="T4"> : </text:span>What changes did you have to make to your program to implement the extensions? Do you think you could have avoided some of these by having chosen a different library design from the start?</text:p>
        <text:p text:style-name="P6"><text:span text:style-name="T6">We have to add some variables inside the turtle and the program datatypes to know if we have to show them, to stop or whatever</text:span></text:p>
        <text:p text:style-name="P8"><text:span text:style-name="T7">About the save extension, it’s about the parallelization and executing the second part only when the first is finished</text:span></text:p>
        <text:p text:style-name="P8"/>
        <text:p text:style-name="P10"><text:span text:style-name="T3">Question</text:span><text:span text:style-name="T4"> : </text:span>Compare the usability of your embedding against a custom-made implementation of a turtle language with dedicated syntax and interpreters. How easy is it to write programs in your embedded language compared to a dedicated language? What are the advantages and disadvantages of your embedding?</text:p>
        <text:p text:style-name="P6"/>
        <text:p text:style-name="P6"><text:span text:style-name="T3">Question</text:span><text:span text:style-name="T4"> : </text:span>Compare the ease of implementation of your embedding against a custom-made implementation. How easy was it to implement the language and extensions in your embedded language compared to a dedicated language? What are the advantages/disadvantages of your embedding?</text:p>
        <text:p text:style-name="P6"/>
        <text:p text:style-name="P6"><text:span text:style-name="T3">Question</text:span><text:span text:style-name="T4"> : </text:span>In what way have you used the following programming language features: higher-order functions, laziness, polymorphism?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Bullet-Symbols-text" style:display-name="Bullet Symbols_text" style:next-style-name="Bullet-Symbols-text">
      <style:text-properties style:font-name="OpenSymbol"/>
    </style:style>
    <style:style style:family="text" style:name="Bullet-Symbols-text-text" style:display-name="Bullet Symbols_text_text">
      <style:text-properties style:font-name="OpenSymbol"/>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paragraph-properties style:writing-mode="lr"/>
      <style:text-properties style:font-name="Times New Roman" fo:font-size="12pt" fo:language="en" fo:country="US"/>
    </style:style>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Text-body" style:display-name="Text body" style:parent-style-name="Normal" style:next-style-name="Text-body">
      <style:paragraph-properties fo:margin-top="0cm" fo:margin-bottom="0.212cm"/>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creation-date>2013-02-06T19:35:17</meta:creation-date>
    <dc:date>2013-02-06T23:49:59</dc:date>
  </office:meta>
</office:document-meta>
</file>